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6.3252in"/>
    </style:style>
    <style:style style:name="co3" style:family="table-column">
      <style:table-column-properties fo:break-before="auto" style:column-width="1.886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wrap-option="wrap" fo:border="0.0346in solid #cccccc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wrap" fo:border="0.0346in solid #cccccc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19" table:default-cell-style-name="Excel_20_Built-in_20_Normal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Functional</text:p>
          </table:table-cell>
          <table:table-cell table:style-name="ce1" office:value-type="string">
            <text:p>Resul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>
            <text:p>All the mandatory fields should be validated.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>
            <text:p>Test the numeric fields should not accept the alphabets and proper error message should display.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>
            <text:p>Test to see negative numbers, if allowed for numeric fields.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>
            <text:p>Test the max length of every field to ensure the data is not truncated.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>
            <text:p>Test that a confirmation message should display delete operations.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" office:value-type="string">
            <text:p>Test the Java script is properly working in different browsers (IE, Firefox, Chrome, safari and Opera).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>
            <text:p>Usability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>
            <text:p>Web page content should be correct without any spelling or grammatical errors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>
            <text:p>Check for broken links and images.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>
            <text:p>Home link should be there on every single page.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>
            <text:p>Check for broken links and images.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>
            <text:p>Check if the dropdown data is not truncated due to the field siz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>
            <text:p>adm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able to add new car 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ble to update car 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ble to deleted ca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>
            <text:p>us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able to book car booking 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ble to delete carbooking 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ble to view booking in my account pag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 number:country="SG">
      <number:number number:min-integer-digits="1"/>
    </number:number-style>
    <number:number-style style:name="N8116P0" style:volatile="true" number:language="en" number:country="SG">
      <number:number number:decimal-places="0" number:min-integer-digits="1" number:grouping="true"/>
    </number:number-style>
    <number:number-style style:name="N8116" number:language="en" number:country="SG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SG">
      <number:number number:decimal-places="0" number:min-integer-digits="1" number:grouping="true"/>
    </number:number-style>
    <number:number-style style:name="N8117" number:language="en" number:country="SG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SG">
      <number:number number:decimal-places="2" number:min-integer-digits="1" number:grouping="true"/>
    </number:number-style>
    <number:number-style style:name="N8118" number:language="en" number:country="SG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SG">
      <number:number number:decimal-places="2" number:min-integer-digits="1" number:grouping="true"/>
    </number:number-style>
    <number:number-style style:name="N8119" number:language="en" number:country="SG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 number:country="SG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 number:country="SG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 number:country="SG">
      <number:text> - </number:text>
    </number:number-style>
    <number:text-style style:name="N8120" number:language="en" number:country="SG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SG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SG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SG">
      <number:text> -</number:text>
      <number:number number:decimal-places="0" number:min-integer-digits="0"/>
      <number:text> </number:text>
    </number:number-style>
    <number:text-style style:name="N8121" number:language="en" number:country="SG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 number:country="SG">
      <number:minutes number:style="long"/>
      <number:text>:</number:text>
      <number:seconds number:style="long"/>
    </number:time-style>
    <number:time-style style:name="N8123" number:language="en" number:country="SG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 number:country="SG">
      <number:minutes number:style="long"/>
      <number:text>:</number:text>
      <number:seconds number:style="long" number:decimal-places="1"/>
    </number:time-style>
    <number:number-style style:name="N8125" number:language="en" number:country="SG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4">05/14/2021</text:date>, <text:time>14:2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4T14:27:25.31</dc:date>
    <meta:document-statistic meta:table-count="1" meta:cell-count="39" meta:object-count="0"/>
    <meta:generator>OpenOffice/4.1.9$Win32 OpenOffice.org_project/419m1$Build-9805</meta:generator>
  </office:meta>
</office:document-meta>
</file>